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weight="bold" officeooo:rsid="001e53d4" officeooo:paragraph-rsid="001e53d4" style:font-weight-asian="bold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weight="bold" officeooo:rsid="001e53d4" officeooo:paragraph-rsid="001e53d4" style:font-weight-asian="bold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Arial" fo:font-weight="normal" officeooo:rsid="001cbf78" officeooo:paragraph-rsid="001e53d4" style:font-weight-asian="normal" style:font-weight-complex="normal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53d4" officeooo:paragraph-rsid="001e53d4" style:font-weight-asian="normal" style:font-weight-complex="normal"/>
    </style:style>
    <style:style style:name="P5" style:family="paragraph" style:parent-style-name="Text_20_body" style:list-style-name="L3">
      <style:paragraph-properties fo:line-height="100%" fo:text-align="justify" style:justify-single-word="false"/>
      <style:text-properties style:font-name="Arial" fo:font-weight="normal" officeooo:rsid="001edfa4" officeooo:paragraph-rsid="001edfa4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officeooo:paragraph-rsid="001e53d4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e53d4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e53d4" style:font-weight-asian="bold" style:font-weight-complex="bold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bold" officeooo:rsid="001e53d4" officeooo:paragraph-rsid="001e53d4" style:font-weight-asian="bold" style:font-weight-complex="bold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officeooo:rsid="001e53d4" officeooo:paragraph-rsid="001e53d4"/>
    </style:style>
    <style:style style:name="P11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e53d4" style:font-weight-asian="bold" style:font-weight-complex="bold"/>
    </style:style>
    <style:style style:name="P12" style:family="paragraph" style:parent-style-name="Text_20_body">
      <style:paragraph-properties fo:line-height="100%" fo:text-align="justify" style:justify-single-word="false"/>
      <style:text-properties fo:font-weight="bold" officeooo:rsid="001edfa4" officeooo:paragraph-rsid="001edfa4" style:font-weight-asian="bold" style:font-weight-complex="bold"/>
    </style:style>
    <style:style style:name="P13" style:family="paragraph" style:parent-style-name="Text_20_body">
      <style:paragraph-properties fo:line-height="100%" fo:text-align="justify" style:justify-single-word="false"/>
      <style:text-properties fo:font-weight="bold" officeooo:rsid="001f1a1a" officeooo:paragraph-rsid="001f1a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c58e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f1a1a" style:font-weight-asian="normal" style:font-weight-complex="normal"/>
    </style:style>
    <style:style style:name="T7" style:family="text">
      <style:text-properties style:font-name="Arial" fo:font-weight="normal" officeooo:rsid="001edfa4" style:font-weight-asian="normal" style:font-weight-complex="normal"/>
    </style:style>
    <style:style style:name="T8" style:family="text">
      <style:text-properties officeooo:rsid="001f1a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2in" fo:text-indent="-0.25in" fo:margin-left="3.288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. Obrada rezervacija</text:p>
      <text:p text:style-name="P2"/>
      <text:p text:style-name="P2"/>
      <text:p text:style-name="P6"><text:span text:style-name="T1">1)Kratak opis</text:span>:</text:p>
      <text:p text:style-name="P10">Obrada rezervacija je slučaj upotrebe u kome se formalizuje način na koji se vrši obrada rezervacija koje su napravljene preko sajta turističke agencije. U ovom slučaju upotrebe učestvuje šalterski službenik i klijent na čije ime je napravljena rezervacija preko sajta turističke agencije. Šalterski službenik kontaktira klijenta sa ciljem da potvrdi rezervaciju, ukoliko klijent rezervaciju potvrdi ona se unosi u sistem.</text:p>
      <text:p text:style-name="P7">2)Učesnici<text:span text:style-name="T2">:</text:span></text:p>
      <text:p text:style-name="P9"><text:span text:style-name="T3">Š</text:span><text:span text:style-name="T2">alterski službenik i klijent.</text:span></text:p>
      <text:p text:style-name="P7">3)Preduslov<text:span text:style-name="T2">:</text:span></text:p>
      <text:p text:style-name="P4">Klijent je već obavio rezervaciju preko sajta turističke agencije. Klijent je ostavio validan kontakt telefon.</text:p>
      <text:p text:style-name="P7">4)Postuslovi<text:span text:style-name="T2">:</text:span></text:p>
      <text:p text:style-name="P9"><text:span text:style-name="T2">Stanje sistema je ažurirano.</text:span></text:p>
      <text:p text:style-name="P8">5)Osnovni tok<text:span text:style-name="T2">:</text:span></text:p>
      <text:list xml:id="list1554841555188277089" text:style-name="L3">
        <text:list-item>
          <text:p text:style-name="P5">Šalterski službenik bira jednu od rezervacija iz baze podataka sa statusom ''Nepotvrđeno''.</text:p>
        </text:list-item>
        <text:list-item>
          <text:p text:style-name="P5">Šalterski službenik okreće broj telefona koji se nalazi kao podatak kontakt telefon u rezervaciji.</text:p>
        </text:list-item>
        <text:list-item>
          <text:p text:style-name="P5">Klijent se izjašnjava o rezervaciji.</text:p>
        </text:list-item>
        <text:list-item>
          <text:p text:style-name="P5">Šalterski službenik unosi nove informacije o rezervaciji u sistem.</text:p>
        </text:list-item>
        <text:list-item>
          <text:p text:style-name="P5">Sistem <text:span text:style-name="T8">ažurira status rezervacije</text:span>.</text:p>
        </text:list-item>
      </text:list>
      <text:p text:style-name="P11"><text:span text:style-name="T4">6)Alternativni tokovi</text:span><text:span text:style-name="T5">:</text:span></text:p>
      <text:p text:style-name="P12"><text:span text:style-name="T5"><text:tab/>3a: Ukoliko se klijent na čije ime se vodi rezervacija ne javi na telefon slučaj upotrebe se završava.</text:span></text:p>
      <text:p text:style-name="P12"><text:span text:style-name="T5"><text:tab/></text:span><text:span text:style-name="T6">5</text:span><text:span text:style-name="T5">a: Ukoliko je klijent potvrdio rezervaciju onda </text:span><text:span text:style-name="T6">sistem menja status rezervacije u ''Potvrđeno''</text:span></text:p>
      <text:p text:style-name="P13"><text:span text:style-name="T6"><text:tab/></text:span><text:span text:style-name="T5">5b: </text:span><text:span text:style-name="T7">Ukoliko je klijent </text:span><text:span text:style-name="T5">otkazao </text:span><text:span text:style-name="T7">rezervacij</text:span><text:span text:style-name="T5">u</text:span><text:span text:style-name="T7"> onda </text:span><text:span text:style-name="T5">sistem menja status rezervacije u ''Otkazano''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14:48.426549010</meta:creation-date>
    <dc:date>2017-11-26T15:44:06.131357334</dc:date>
    <meta:editing-duration>PT7M17S</meta:editing-duration>
    <meta:editing-cycles>1</meta:editing-cycles>
    <meta:document-statistic meta:table-count="0" meta:image-count="0" meta:object-count="0" meta:page-count="1" meta:paragraph-count="19" meta:word-count="188" meta:character-count="1328" meta:non-whitespace-character-count="1161"/>
    <meta:generator>LibreOffice/5.1.6.2$Linux_X86_64 LibreOffice_project/10m0$Build-2</meta:generator>
  </office:meta>
</office:document-meta>
</file>